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 </text:p>
      <text:list xml:id="list4914403846614513835" text:style-name="L1">
        <text:list-item>
          <text:p text:style-name="P36"><text:span text:style-name="T10">Air temperature<text:tab/></text:span><text:span text:style-name="T22"><text:tab/><text:tab/><text:tab/>+</text:span><text:span text:style-name="T10">$temp</text:span><text:span text:style-name="T22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P26"/>
      <text:list xml:id="list36266544" text:continue-numbering="true" text:style-name="L1">
        <text:list-item>
          <text:p text:style-name="P38">$eng_facility_110</text:p>
        </text:list-item>
        <text:list-item>
          <text:p text:style-name="P39"><text:span text:style-name="Знак_20_примечания"><text:span text:style-name="T27">$eng_facility_130. <text:s/></text:span></text:span></text:p>
        </text:list-item>
      </text:list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9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4">Radia-tion source <text:s/>number</text:p>
          </table:table-cell>
          <table:table-cell table:style-name="t1.B2" table:number-rows-spanned="2" office:value-type="string">
            <text:p text:style-name="P30">Distance to</text:p>
            <text:p text:style-name="P30">source, </text:p>
            <text:p text:style-name="P3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0"><text:span text:style-name="T29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3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6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4" office:value-type="string">
            <text:p text:style-name="P10">7 <text:span text:style-name="T7">m</text:span>Sv/h</text:p>
          </table:table-cell>
          <table:table-cell table:style-name="t1.B4" office:value-type="string">
            <text:p text:style-name="P11">$1-34</text:p>
          </table:table-cell>
          <table:table-cell table:style-name="t1.B4" office:value-type="string">
            <text:p text:style-name="P11">$1-44</text:p>
          </table:table-cell>
          <table:table-cell table:style-name="t1.B4" office:value-type="string">
            <text:p text:style-name="P11">$1-54</text:p>
          </table:table-cell>
          <table:table-cell table:style-name="t1.B4" office:value-type="string">
            <text:p text:style-name="P11">$1-64</text:p>
          </table:table-cell>
          <table:table-cell table:style-name="t1.F5" office:value-type="string">
            <text:p text:style-name="P11">$1-74</text:p>
          </table:table-cell>
          <table:table-cell table:style-name="t1.F5" office:value-type="string">
            <text:p text:style-name="P11">$1-84</text:p>
          </table:table-cell>
          <table:table-cell table:style-name="t1.B4" office:value-type="string">
            <text:p text:style-name="P11">$1-04</text:p>
          </table:table-cell>
          <table:table-cell table:style-name="t1.B4" office:value-type="string">
            <text:p text:style-name="P11">$1-14</text:p>
          </table:table-cell>
          <table:table-cell table:style-name="t1.B4" office:value-type="string">
            <text:p text:style-name="P11">$1-24</text:p>
          </table:table-cell>
          <table:covered-table-cell/>
        </table:table-row>
        <table:table-row>
          <table:table-cell table:style-name="t1.A9" office:value-type="string">
            <text:p text:style-name="P10">70 <text:span text:style-name="T7">m</text:span>Sv/h</text:p>
          </table:table-cell>
          <table:table-cell table:style-name="t1.B9" office:value-type="string">
            <text:p text:style-name="P11">$1-35</text:p>
          </table:table-cell>
          <table:table-cell table:style-name="t1.B9" office:value-type="string">
            <text:p text:style-name="P11">$1-45</text:p>
          </table:table-cell>
          <table:table-cell table:style-name="t1.B9" office:value-type="string">
            <text:p text:style-name="P11">$1-55</text:p>
          </table:table-cell>
          <table:table-cell table:style-name="t1.B9" office:value-type="string">
            <text:p text:style-name="P11">$1-65</text:p>
          </table:table-cell>
          <table:table-cell table:style-name="t1.F9" office:value-type="string">
            <text:p text:style-name="P11">$1-75</text:p>
          </table:table-cell>
          <table:table-cell table:style-name="t1.F9" office:value-type="string">
            <text:p text:style-name="P11">$1-85</text:p>
          </table:table-cell>
          <table:table-cell table:style-name="t1.B9" office:value-type="string">
            <text:p text:style-name="P11">$1-05</text:p>
          </table:table-cell>
          <table:table-cell table:style-name="t1.B9" office:value-type="string">
            <text:p text:style-name="P11">$1-15</text:p>
          </table:table-cell>
          <table:table-cell table:style-name="t1.B9" office:value-type="string">
            <text:p text:style-name="P11">$1-25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5:43.46</dc:date>
    <meta:print-date>2019-04-03T15:18:00</meta:print-date>
    <meta:editing-cycles>166</meta:editing-cycles>
    <meta:editing-duration>PT11H5M34S</meta:editing-duration>
    <meta:generator>OpenOffice/4.1.6$Win32 OpenOffice.org_project/416m1$Build-9790</meta:generator>
    <meta:document-statistic meta:table-count="3" meta:image-count="1" meta:object-count="0" meta:page-count="1" meta:paragraph-count="111" meta:word-count="195" meta:character-count="1289"/>
  </office:meta>
</office:document-meta>
</file>